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1.86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language="en" fo:country="GB"/>
    </style:style>
    <style:style style:name="P2" style:family="paragraph">
      <loext:graphic-properties draw:fill-color="#ffffff"/>
      <style:paragraph-properties style:writing-mode="lr-tb"/>
      <style:text-properties fo:language="en" fo:country="GB"/>
    </style:style>
    <style:style style:name="P3" style:family="paragraph">
      <loext:graphic-properties draw:fill-color="#ffffff"/>
    </style:style>
    <style:style style:name="T1" style:family="text">
      <style:text-properties fo:language="en" fo:country="GB"/>
    </style:style>
    <style:style style:name="T2" style:family="text">
      <style:text-properties fo:font-size="32pt" fo:language="en" fo:country="GB" style:font-size-asian="32pt" style:font-size-complex="32pt"/>
    </style:style>
    <style:style style:name="T3" style:family="text">
      <style:text-properties fo:font-size="26pt" fo:language="en" fo:country="GB" style:font-size-asian="26pt" style:font-size-complex="26pt"/>
    </style:style>
    <style:style style:name="T4" style:family="text">
      <style:text-properties fo:font-size="18pt" fo:language="en" fo:country="GB" style:font-size-asian="18pt" style:font-size-complex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11.865cm" svg:x="1.4cm" svg:y="2.31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“</text:span><text:span text:style-name="T2">Office Hours”</text:span></text:p>
            <text:p><text:span text:style-name="T2">Monday 1100-1130ish</text:span></text:p>
            <text:p><text:span text:style-name="T2"/></text:p>
            <text:p><text:span text:style-name="T2">Feel free to ask anything via audio or chat...</text:span></text:p>
            <text:p><text:span text:style-name="T3"/></text:p>
            <text:p><text:span text:style-name="T1"/></text:p>
            <text:p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cent Link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<text:a xlink:href="https://yro.slashdot.org/story/20/10/30/005200/privacy-investigation-finds-5-million-shoppers-images-collected-at-malls-across-canada?utm_source=rss1.0mainlinkanon&amp;amp;utm_medium=feed" xlink:type="simple">https://yro.slashdot.org/story/20/10/30/005200/privacy-investigation-finds-5-million-shoppers-images-collected-at-malls-across-canada?utm_source=rss1.0mainlinkanon&amp;amp;utm_medium=feed</text:a></text:span></text:p>
              </text:list-item>
              <text:list-item>
                <text:p><text:span text:style-name="T5"><text:a xlink:href="https://www.theregister.com/2020/10/30/companies_house_xss_silliness/" xlink:type="simple">https://www.theregister.com/2020/10/30/companies_house_xss_silliness/</text:a></text:span></text:p>
                <text:list>
                  <text:list-item>
                    <text:p><text:span text:style-name="T6"><text:a xlink:href="https://xkcd.com/327/" xlink:type="simple">https://xkcd.com/327/</text:a></text:span><text:span text:style-name="T6"><text:s/></text:span></text:p>
                  </text:list-item>
                </text:list>
              </text:list-item>
              <text:list-item>
                <text:p><text:span text:style-name="T5"><text:a xlink:href="https://apnews.com/article/psychotherapy-cabinets-finland-6b27c895df0abd532a4fb000c9d5d517" xlink:type="simple">https://apnews.com/article/psychotherapy-cabinets-finland-6b27c895df0abd532a4fb000c9d5d517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6-20T12:14:19.182211876</meta:creation-date>
    <dc:date>2020-10-31T17:10:18.905760828</dc:date>
    <meta:editing-duration>PT14H56M59S</meta:editing-duration>
    <meta:editing-cycles>181</meta:editing-cycles>
    <meta:generator>LibreOffice/7.0.2.2$Linux_X86_64 LibreOffice_project/00$Build-2</meta:generator>
    <meta:document-statistic meta:object-count="29"/>
  </office:meta>
</office:document-meta>
</file>